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676db" officeooo:paragraph-rsid="001676db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676db" officeooo:paragraph-rsid="001676db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676db" officeooo:paragraph-rsid="001676d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860c9" officeooo:paragraph-rsid="001860c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17290" officeooo:paragraph-rsid="0021729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676db" officeooo:paragraph-rsid="001676db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860c9" officeooo:paragraph-rsid="001860c9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676db" officeooo:paragraph-rsid="001676db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9989f" officeooo:paragraph-rsid="0019989f" style:font-size-asian="12pt" style:font-weight-asian="bold" style:font-size-complex="12pt" style:font-weight-complex="bold"/>
    </style:style>
    <style:style style:name="T1" style:family="text">
      <style:text-properties officeooo:rsid="001860c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60c9" style:font-weight-asian="normal" style:font-weight-complex="normal"/>
    </style:style>
    <style:style style:name="T4" style:family="text">
      <style:text-properties fo:font-weight="normal" officeooo:rsid="001a2071" style:font-weight-asian="normal" style:font-weight-complex="normal"/>
    </style:style>
    <style:style style:name="T5" style:family="text">
      <style:text-properties fo:font-weight="normal" officeooo:rsid="001abce3" style:font-weight-asian="normal" style:font-weight-complex="normal"/>
    </style:style>
    <style:style style:name="T6" style:family="text">
      <style:text-properties officeooo:rsid="001a20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bugging e Error Handling Javascript – Anotações</text:p>
      <text:p text:style-name="P1"/>
      <text:p text:style-name="P2"/>
      <text:p text:style-name="P6">ECMAScript Error:</text:p>
      <text:p text:style-name="P3"><text:tab/>- Erros que ocorrem em tempo de execução.</text:p>
      <text:p text:style-name="P4"><text:tab/>- Composto por: Mensagem, Nome, Linha e CallStack;</text:p>
      <text:p text:style-name="P3"/>
      <text:p text:style-name="P2"/>
      <text:p text:style-name="P7">DomException:</text:p>
      <text:p text:style-name="P7"><text:tab/>- <text:span text:style-name="T2">Erros relacionados ao DOM;</text:span></text:p>
      <text:p text:style-name="P2"/>
      <text:p text:style-name="P7">Throw:</text:p>
      <text:p text:style-name="P8"><text:tab/><text:span text:style-name="T2">- </text:span><text:span text:style-name="T3">Dispara um erro.</text:span></text:p>
      <text:p text:style-name="P8"/>
      <text:p text:style-name="P7">Try… Catch:</text:p>
      <text:p text:style-name="P7"><text:tab/><text:span text:style-name="T2">- </text:span>Try<text:span text:style-name="T2">: Valida se um bloco de código foi executado com sucesso. </text:span></text:p>
      <text:p text:style-name="P8"><text:tab/>- <text:span text:style-name="T1">Catch: </text:span><text:span text:style-name="T3">O catch captura o erro caso ele ocorra e dentro dele fazemos o tratamento desse <text:tab/>erro.</text:span></text:p>
      <text:p text:style-name="P8"/>
      <text:p text:style-name="P7">Finally:</text:p>
      <text:p text:style-name="P8"><text:tab/><text:span text:style-name="T2">- </text:span><text:span text:style-name="T3">Uma instrução que irá ser executada independentemente do resultado do try catch.</text:span></text:p>
      <text:p text:style-name="P8"/>
      <text:p text:style-name="P8"/>
      <text:p text:style-name="P9">Object Error:</text:p>
      <text:p text:style-name="P9"><text:tab/><text:span text:style-name="T2">- </text:span><text:span text:style-name="T6">new Error(</text:span><text:span text:style-name="T4">message, fileName, lineNumber</text:span><text:span text:style-name="T6">);</text:span></text:p>
      <text:p text:style-name="P8"><text:tab/>- <text:span text:style-name="T4">const MeuErro = new Error(‘Mensagem iválida’);</text:span></text:p>
      <text:p text:style-name="P8"><text:span text:style-name="T4"><text:tab/>- </text:span><text:span text:style-name="T5">MeuErro.name = “Invalide Message”.</text:span></text:p>
      <text:p text:style-name="P8"/>
      <text:p text:style-name="P5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6:08:14.499164698</meta:creation-date>
    <dc:date>2021-10-18T16:46:00.310246531</dc:date>
    <meta:editing-duration>PT26M23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100" meta:character-count="631" meta:non-whitespace-character-count="535"/>
  </office:meta>
</office:document-meta>
</file>